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ransport.create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ransport.invokeOneWay( ASInvocation invocation ,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Transpor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ransport.ASTransport( DeliveryChannel channel , XMLStreamFactory strea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Transport.invokeRequest( Invocation invocation , Reader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ransport.invokeRequest( ASInvocation invocation , String 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Transport.invokeOneWay( Invocation invocation , Reader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ransport.ASTransport( Delivery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